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Recorder.Parameters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Recorder.endElement( String namespace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Recorder.getParameters( Parameters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Recorder.characters( char ary [ ]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Recorder.getParameters( SourceParameters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sRecorder.startElement( String namespace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